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7382" officeooo:paragraph-rsid="001c7382"/>
    </style:style>
    <style:style style:name="P2" style:family="paragraph" style:parent-style-name="Standard">
      <style:text-properties officeooo:rsid="001cfed5" officeooo:paragraph-rsid="001cfed5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12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font-size="12pt"/>
    </style:style>
    <style:style style:name="P8" style:family="paragraph">
      <style:text-properties fo:color="#000000" loext:opacity="100%" fo:font-size="14pt" style:font-size-asian="14pt" style:font-size-complex="14pt"/>
    </style:style>
    <style:style style:name="T1" style:family="text">
      <style:text-properties fo:font-size="12pt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00" loext:opacity="100%" fo:font-size="14pt" style:font-size-asian="14pt" style:font-size-complex="14pt"/>
    </style:style>
    <style:style style:name="gr1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856cm" fo:min-width="2.8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854cm" fo:min-width="2.8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852cm" fo:min-width="2.82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852cm" fo:min-width="4.7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476cm" fo:min-width="4.4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width="0.049cm" svg:stroke-color="#00a933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49cm" svg:stroke-color="#ffff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49cm" svg:stroke-color="#ff4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5.371cm" fo:min-width="4.7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5.427cm" fo:min-width="4.79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349cm" fo:min-width="3.2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632cm" fo:min-width="5.242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custom-shape text:anchor-type="paragraph" draw:z-index="25" draw:name="Shape 13" draw:style-name="gr5" draw:text-style-name="P3" svg:width="4.763cm" svg:height="1.853cm" svg:x="-1.586cm" svg:y="0.161cm"><text:p text:style-name="P3">Hostel Form</text:p><draw:enhanced-geometry svg:viewBox="0 0 21600 21600" draw:type="rectangle" draw:enhanced-path="M 0 0 L 21600 0 21600 21600 0 21600 0 0 Z N"/></draw:custom-shape><draw:custom-shape text:anchor-type="paragraph" draw:z-index="26" draw:name="Shape 15" draw:style-name="gr5" draw:text-style-name="P3" svg:width="4.763cm" svg:height="1.853cm" svg:x="14.088cm" svg:y="0.191cm"><text:p text:style-name="P3">Vacate Room</text:p><draw:enhanced-geometry svg:viewBox="0 0 21600 21600" draw:type="rectangle" draw:enhanced-path="M 0 0 L 21600 0 21600 21600 0 21600 0 0 Z N"/></draw:custom-shape><draw:custom-shape text:anchor-type="paragraph" draw:z-index="27" draw:name="Shape 16" draw:style-name="gr5" draw:text-style-name="P3" svg:width="4.763cm" svg:height="1.853cm" svg:x="8.851cm" svg:y="0.191cm"><text:p text:style-name="P3">Room Change</text:p><draw:enhanced-geometry svg:viewBox="0 0 21600 21600" draw:type="rectangle" draw:enhanced-path="M 0 0 L 21600 0 21600 21600 0 21600 0 0 Z N"/></draw:custom-shape><draw:custom-shape text:anchor-type="paragraph" draw:z-index="28" draw:name="Shape 17" draw:style-name="gr5" draw:text-style-name="P3" svg:width="4.763cm" svg:height="1.853cm" svg:x="3.616cm" svg:y="0.189cm"><text:p text:style-name="P3">Personal Details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<draw:line text:anchor-type="paragraph" draw:z-index="35" draw:name="Line 13" draw:style-name="gr1" draw:text-style-name="P3" svg:x1="0.797cm" svg:y1="0.065cm" svg:x2="7.999cm" svg:y2="2.385cm"><text:p/></draw:line><draw:line text:anchor-type="paragraph" draw:z-index="36" draw:name="Line 14" draw:style-name="gr1" draw:text-style-name="P3" svg:x1="6.205cm" svg:y1="0.093cm" svg:x2="7.999cm" svg:y2="2.384cm"><text:p/></draw:line><draw:line text:anchor-type="paragraph" draw:z-index="37" draw:name="Line 15" draw:style-name="gr1" draw:text-style-name="P3" svg:x1="11.174cm" svg:y1="0.095cm" svg:x2="7.999cm" svg:y2="2.385cm"><text:p/></draw:line><draw:line text:anchor-type="paragraph" draw:z-index="38" draw:name="Line 16" draw:style-name="gr1" draw:text-style-name="P3" svg:x1="16.496cm" svg:y1="0.095cm" svg:x2="7.999cm" svg:y2="2.385cm"><text:p/></draw:line></text:p>
      <text:p text:style-name="P1"/>
      <text:p text:style-name="P1"/>
      <text:p text:style-name="P1"/>
      <text:p text:style-name="P1"><draw:custom-shape text:anchor-type="paragraph" draw:z-index="22" draw:name="Shape 11" draw:style-name="gr6" draw:text-style-name="P5" svg:width="6.291cm" svg:height="2.087cm" svg:x="4.941cm" svg:y="0.437cm"><text:p text:style-name="P3"><text:span text:style-name="T3">Academic Yea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><draw:line text:anchor-type="paragraph" draw:z-index="39" draw:name="Line 17" draw:style-name="gr1" draw:text-style-name="P3" svg:x1="7.969cm" svg:y1="0.09cm" svg:x2="5.119cm" svg:y2="2.29cm"><text:p/></draw:line><draw:line text:anchor-type="paragraph" draw:z-index="40" draw:name="Line 18" draw:style-name="gr1" draw:text-style-name="P3" svg:x1="11.585cm" svg:y1="2.29cm" svg:x2="7.969cm" svg:y2="0.09cm"><text:p/></draw:line></text:p>
      <text:p text:style-name="P1"/>
      <text:p text:style-name="P1"/>
      <text:p text:style-name="P1"/>
      <text:p text:style-name="P1"><draw:custom-shape text:anchor-type="paragraph" draw:z-index="23" draw:name="Shape 12" draw:style-name="gr5" draw:text-style-name="P3" svg:width="4.763cm" svg:height="1.853cm" svg:x="2.529cm" svg:y="0.342cm"><text:p text:style-name="P3">1st Year</text:p><draw:enhanced-geometry svg:viewBox="0 0 21600 21600" draw:type="rectangle" draw:enhanced-path="M 0 0 L 21600 0 21600 21600 0 21600 0 0 Z N"/></draw:custom-shape><draw:custom-shape text:anchor-type="paragraph" draw:z-index="24" draw:name="Shape 14" draw:style-name="gr5" draw:text-style-name="P3" svg:width="4.763cm" svg:height="1.853cm" svg:x="9.206cm" svg:y="0.342cm"><text:p text:style-name="P3">2<text:span text:style-name="T2">nd</text:span>, 3<text:span text:style-name="T2">rd</text:span> and 4<text:span text:style-name="T2">th</text:span> Year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<draw:line text:anchor-type="paragraph" draw:z-index="41" draw:name="Line 19" draw:style-name="gr1" draw:text-style-name="P3" svg:x1="0.208cm" svg:y1="2.071cm" svg:x2="4.824cm" svg:y2="0.247cm"><text:p/></draw:line><draw:line text:anchor-type="paragraph" draw:z-index="42" draw:name="Line 20" draw:style-name="gr1" draw:text-style-name="P3" svg:x1="3.09cm" svg:y1="2.071cm" svg:x2="4.824cm" svg:y2="0.247cm"><text:p/></draw:line><draw:line text:anchor-type="paragraph" draw:z-index="43" draw:name="Line 21" draw:style-name="gr1" draw:text-style-name="P3" svg:x1="6.117cm" svg:y1="2.071cm" svg:x2="4.824cm" svg:y2="0.247cm"><text:p/></draw:line><draw:line text:anchor-type="paragraph" draw:z-index="44" draw:name="Line 22" draw:style-name="gr1" draw:text-style-name="P3" svg:x1="10.351cm" svg:y1="2.071cm" svg:x2="11.381cm" svg:y2="0.247cm"><text:p/></draw:line><draw:line text:anchor-type="paragraph" draw:z-index="45" draw:name="Line 23" draw:style-name="gr1" draw:text-style-name="P3" svg:x1="13.379cm" svg:y1="2.071cm" svg:x2="11.381cm" svg:y2="0.247cm"><text:p/></draw:line><draw:line text:anchor-type="paragraph" draw:z-index="46" draw:name="Line 24" draw:style-name="gr1" draw:text-style-name="P3" svg:x1="16.26cm" svg:y1="2.101cm" svg:x2="11.381cm" svg:y2="0.247cm"><text:p/></draw:line></text:p>
      <text:p text:style-name="P1"/>
      <text:p text:style-name="P1"/>
      <text:p text:style-name="P1"/>
      <text:p text:style-name="P1"><draw:custom-shape text:anchor-type="paragraph" draw:z-index="29" draw:name="Shape 18" draw:style-name="gr4" draw:text-style-name="P3" svg:width="2.825cm" svg:height="1.853cm" svg:x="-1.293cm" svg:y="0.123cm"><text:p text:style-name="P3">Single Room</text:p><draw:enhanced-geometry svg:viewBox="0 0 21600 21600" draw:type="rectangle" draw:enhanced-path="M 0 0 L 21600 0 21600 21600 0 21600 0 0 Z N"/></draw:custom-shape><draw:custom-shape text:anchor-type="paragraph" draw:z-index="30" draw:name="Shape 19" draw:style-name="gr3" draw:text-style-name="P4" svg:width="2.827cm" svg:height="1.855cm" svg:x="1.676cm" svg:y="0.123cm"><text:p text:style-name="P4"><text:span text:style-name="T1">Double Room</text:span></text:p><draw:enhanced-geometry svg:viewBox="0 0 21600 21600" draw:type="rectangle" draw:enhanced-path="M 0 0 L 21600 0 21600 21600 0 21600 0 0 Z N"/></draw:custom-shape><draw:custom-shape text:anchor-type="paragraph" draw:z-index="31" draw:name="Shape 20" draw:style-name="gr3" draw:text-style-name="P4" svg:width="2.827cm" svg:height="1.855cm" svg:x="4.706cm" svg:y="0.123cm"><text:p text:style-name="P4"><text:span text:style-name="T1">Triple Room</text:span></text:p><draw:enhanced-geometry svg:viewBox="0 0 21600 21600" draw:type="rectangle" draw:enhanced-path="M 0 0 L 21600 0 21600 21600 0 21600 0 0 Z N"/></draw:custom-shape><draw:custom-shape text:anchor-type="paragraph" draw:z-index="32" draw:name="Shape 21" draw:style-name="gr3" draw:text-style-name="P4" svg:width="2.827cm" svg:height="1.855cm" svg:x="8.939cm" svg:y="0.123cm"><text:p text:style-name="P4"><text:span text:style-name="T1">Single Room</text:span></text:p><draw:enhanced-geometry svg:viewBox="0 0 21600 21600" draw:type="rectangle" draw:enhanced-path="M 0 0 L 21600 0 21600 21600 0 21600 0 0 Z N"/></draw:custom-shape><draw:custom-shape text:anchor-type="paragraph" draw:z-index="33" draw:name="Shape 22" draw:style-name="gr2" draw:text-style-name="P4" svg:width="2.828cm" svg:height="1.856cm" svg:x="12.002cm" svg:y="0.123cm"><text:p text:style-name="P4"><text:span text:style-name="T1">Double Room</text:span></text:p><draw:enhanced-geometry svg:viewBox="0 0 21600 21600" draw:type="rectangle" draw:enhanced-path="M 0 0 L 21600 0 21600 21600 0 21600 0 0 Z N"/></draw:custom-shape><draw:custom-shape text:anchor-type="paragraph" draw:z-index="34" draw:name="Shape 23" draw:style-name="gr2" draw:text-style-name="P4" svg:width="2.828cm" svg:height="1.856cm" svg:x="15.058cm" svg:y="0.153cm"><text:p text:style-name="P4"><text:span text:style-name="T1">Triple Room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0" draw:name="Shape 1" draw:style-name="gr13" draw:text-style-name="P8" svg:width="7.413cm" svg:height="2.306cm" svg:x="4.32cm" svg:y="0.224cm"><text:p text:style-name="P8"><text:span text:style-name="T4">Database: Hostel Allocatio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 2" draw:style-name="gr12" draw:text-style-name="P3" svg:width="3.255cm" svg:height="1.35cm" svg:x="-1.607cm" svg:y="4.854cm"><text:p text:style-name="P3">Collection1:</text:p><text:p text:style-name="P3">Single_1stYear</text:p><draw:enhanced-geometry svg:viewBox="0 0 21600 21600" draw:type="rectangle" draw:enhanced-path="M 0 0 L 21600 0 21600 21600 0 21600 0 0 Z N"/></draw:custom-shape><draw:custom-shape text:anchor-type="paragraph" draw:z-index="2" draw:name="Shape 3" draw:style-name="gr12" draw:text-style-name="P3" svg:width="3.255cm" svg:height="1.35cm" svg:x="15.513cm" svg:y="4.881cm"><text:p text:style-name="P3">Collection4:</text:p><text:p text:style-name="P3">Triple_Seniors</text:p><draw:enhanced-geometry svg:viewBox="0 0 21600 21600" draw:type="rectangle" draw:enhanced-path="M 0 0 L 21600 0 21600 21600 0 21600 0 0 Z N"/></draw:custom-shape><draw:custom-shape text:anchor-type="paragraph" draw:z-index="3" draw:name="Shape 4" draw:style-name="gr12" draw:text-style-name="P3" svg:width="3.255cm" svg:height="1.35cm" svg:x="12.151cm" svg:y="4.881cm"><text:p text:style-name="P3">Collection5:</text:p><text:p text:style-name="P3">Double_Seniors</text:p><draw:enhanced-geometry svg:viewBox="0 0 21600 21600" draw:type="rectangle" draw:enhanced-path="M 0 0 L 21600 0 21600 21600 0 21600 0 0 Z N"/></draw:custom-shape><draw:custom-shape text:anchor-type="paragraph" draw:z-index="4" draw:name="Shape 5" draw:style-name="gr12" draw:text-style-name="P3" svg:width="3.255cm" svg:height="1.35cm" svg:x="8.765cm" svg:y="4.881cm"><text:p text:style-name="P3">Collection4:</text:p><text:p text:style-name="P3">Single_Seniors</text:p><draw:enhanced-geometry svg:viewBox="0 0 21600 21600" draw:type="rectangle" draw:enhanced-path="M 0 0 L 21600 0 21600 21600 0 21600 0 0 Z N"/></draw:custom-shape><draw:custom-shape text:anchor-type="paragraph" draw:z-index="5" draw:name="Shape 6" draw:style-name="gr12" draw:text-style-name="P3" svg:width="3.255cm" svg:height="1.35cm" svg:x="5.325cm" svg:y="4.854cm"><text:p text:style-name="P3">Collection3:</text:p><text:p text:style-name="P3">Triple_1stYear</text:p><draw:enhanced-geometry svg:viewBox="0 0 21600 21600" draw:type="rectangle" draw:enhanced-path="M 0 0 L 21600 0 21600 21600 0 21600 0 0 Z N"/></draw:custom-shape><draw:custom-shape text:anchor-type="paragraph" draw:z-index="6" draw:name="Shape 7" draw:style-name="gr12" draw:text-style-name="P3" svg:width="3.255cm" svg:height="1.35cm" svg:x="1.859cm" svg:y="4.854cm"><text:p text:style-name="P3">Collection2:</text:p><text:p text:style-name="P3">Double_1stYear</text:p><draw:enhanced-geometry svg:viewBox="0 0 21600 21600" draw:type="rectangle" draw:enhanced-path="M 0 0 L 21600 0 21600 21600 0 21600 0 0 Z N"/></draw:custom-shape><draw:custom-shape text:anchor-type="paragraph" draw:z-index="7" draw:name="Shape 8" draw:style-name="gr11" draw:text-style-name="P4" svg:width="4.793cm" svg:height="5.428cm" svg:x="1.065cm" svg:y="9.114cm"><text:p text:style-name="P4"><text:span text:style-name="T1">Database Entries for</text:span></text:p><text:p text:style-name="P4"><text:span text:style-name="T1"><text:s/></text:span><text:span text:style-name="T1">single rooms:</text:span></text:p><text:p text:style-name="P4"><text:span text:style-name="T1"/></text:p><text:p text:style-name="P7"><text:span text:style-name="T1"><text:s text:c="2"/></text:span><text:span text:style-name="T1">Room No:</text:span></text:p><text:p text:style-name="P7"><text:span text:style-name="T1"><text:s text:c="2"/></text:span><text:span text:style-name="T1">Name:</text:span></text:p><text:p text:style-name="P7"><text:span text:style-name="T1"><text:s text:c="2"/></text:span><text:span text:style-name="T1">Roll No:</text:span></text:p><text:p text:style-name="P7"><text:span text:style-name="T1"><text:s text:c="2"/></text:span><text:span text:style-name="T1">IsAllocated: 0/1</text:span></text:p><draw:enhanced-geometry svg:viewBox="0 0 21600 21600" draw:type="rectangle" draw:enhanced-path="M 0 0 L 21600 0 21600 21600 0 21600 0 0 Z N"/></draw:custom-shape><draw:custom-shape text:anchor-type="paragraph" draw:z-index="8" draw:name="Shape 9" draw:style-name="gr10" draw:text-style-name="P4" svg:width="4.79cm" svg:height="5.372cm" svg:x="12.707cm" svg:y="9.114cm"><text:p text:style-name="P4"><text:span text:style-name="T1">Database Entries for</text:span></text:p><text:p text:style-name="P4"><text:span text:style-name="T1">Triple rooms:</text:span></text:p><text:p text:style-name="P4"><text:span text:style-name="T1"/></text:p><text:p text:style-name="P7"><text:span text:style-name="T1"><text:s text:c="2"/></text:span><text:span text:style-name="T1">Room No:</text:span></text:p><text:p text:style-name="P7"><text:span text:style-name="T1"><text:s text:c="2"/></text:span><text:span text:style-name="T1">Name1:</text:span></text:p><text:p text:style-name="P7"><text:span text:style-name="T1"><text:s text:c="2"/></text:span><text:span text:style-name="T1">Roll No1:</text:span></text:p><text:p text:style-name="P7"><text:span text:style-name="T1"><text:s text:c="2"/></text:span><text:span text:style-name="T1">Name2:</text:span></text:p><text:p text:style-name="P7"><text:span text:style-name="T1"><text:s text:c="2"/></text:span><text:span text:style-name="T1">Roll No2:</text:span></text:p><text:p text:style-name="P7"><text:span text:style-name="T1"><text:s text:c="2"/></text:span><text:span text:style-name="T1">Name3:</text:span></text:p><text:p text:style-name="P7"><text:span text:style-name="T1"><text:s text:c="2"/></text:span><text:span text:style-name="T1">Roll No3:</text:span></text:p><text:p text:style-name="P7"><text:span text:style-name="T1"><text:s text:c="2"/></text:span><text:span text:style-name="T1">Is Allocated: 0/1/2/3</text:span></text:p><draw:enhanced-geometry svg:viewBox="0 0 21600 21600" draw:type="rectangle" draw:enhanced-path="M 0 0 L 21600 0 21600 21600 0 21600 0 0 Z N"/></draw:custom-shape><draw:custom-shape text:anchor-type="paragraph" draw:z-index="9" draw:name="Shape 10" draw:style-name="gr10" draw:text-style-name="P3" svg:width="4.79cm" svg:height="5.372cm" svg:x="6.86cm" svg:y="9.114cm"><text:p text:style-name="P3">Database Entries for</text:p><text:p text:style-name="P3">Double rooms:</text:p><text:p text:style-name="P3"/><text:p text:style-name="P6"><text:s text:c="2"/>Room No:</text:p><text:p text:style-name="P6"><text:s text:c="2"/>Name1:</text:p><text:p text:style-name="P6"><text:s text:c="2"/>Roll No1:</text:p><text:p text:style-name="P6"><text:s text:c="2"/>Name2:</text:p><text:p text:style-name="P6"><text:s text:c="2"/>Roll No2:</text:p><text:p text:style-name="P6"><text:s text:c="2"/>IsAllocated: 0/1/2</text:p><draw:enhanced-geometry svg:viewBox="0 0 21600 21600" draw:type="rectangle" draw:enhanced-path="M 0 0 L 21600 0 21600 21600 0 21600 0 0 Z N"/></draw:custom-shape><draw:line text:anchor-type="paragraph" draw:z-index="10" draw:name="Line 1" draw:style-name="gr1" draw:text-style-name="P3" svg:x1="7.998cm" svg:y1="2.529cm" svg:x2="-0.019cm" svg:y2="4.854cm"><text:p/></draw:line><draw:line text:anchor-type="paragraph" draw:z-index="11" draw:name="Line 2" draw:style-name="gr1" draw:text-style-name="P3" svg:x1="3.605cm" svg:y1="4.854cm" svg:x2="7.997cm" svg:y2="2.529cm"><text:p/></draw:line><draw:line text:anchor-type="paragraph" draw:z-index="12" draw:name="Line 3" draw:style-name="gr1" draw:text-style-name="P3" svg:x1="7.098cm" svg:y1="4.854cm" svg:x2="7.998cm" svg:y2="2.529cm"><text:p/></draw:line><draw:line text:anchor-type="paragraph" draw:z-index="13" draw:name="Line 4" draw:style-name="gr1" draw:text-style-name="P3" svg:x1="10.537cm" svg:y1="4.88cm" svg:x2="7.997cm" svg:y2="2.529cm"><text:p/></draw:line><draw:line text:anchor-type="paragraph" draw:z-index="14" draw:name="Line 5" draw:style-name="gr1" draw:text-style-name="P3" svg:x1="13.818cm" svg:y1="4.88cm" svg:x2="7.997cm" svg:y2="2.529cm"><text:p/></draw:line><draw:line text:anchor-type="paragraph" draw:z-index="15" draw:name="Line 6" draw:style-name="gr1" draw:text-style-name="P3" svg:x1="17.099cm" svg:y1="4.88cm" svg:x2="7.997cm" svg:y2="2.529cm"><text:p/></draw:line><draw:line text:anchor-type="paragraph" draw:z-index="16" draw:name="Line 7" draw:style-name="gr9" draw:text-style-name="P3" svg:x1="0.113cm" svg:y1="6.204cm" svg:x2="3.367cm" svg:y2="9.114cm"><text:p/></draw:line><draw:line text:anchor-type="paragraph" draw:z-index="17" draw:name="Line 8" draw:style-name="gr9" draw:text-style-name="P3" svg:x1="10.299cm" svg:y1="6.23cm" svg:x2="3.367cm" svg:y2="9.114cm"><text:p/></draw:line><draw:line text:anchor-type="paragraph" draw:z-index="18" draw:name="Line 9" draw:style-name="gr8" draw:text-style-name="P3" svg:x1="3.605cm" svg:y1="6.23cm" svg:x2="9.214cm" svg:y2="9.114cm"><text:p/></draw:line><draw:line text:anchor-type="paragraph" draw:z-index="19" draw:name="Line 10" draw:style-name="gr8" draw:text-style-name="P3" svg:x1="13.766cm" svg:y1="6.23cm" svg:x2="9.215cm" svg:y2="9.114cm"><text:p/></draw:line><draw:line text:anchor-type="paragraph" draw:z-index="20" draw:name="Line 11" draw:style-name="gr7" draw:text-style-name="P3" svg:x1="6.913cm" svg:y1="6.23cm" svg:x2="15.036cm" svg:y2="9.114cm"><text:p/></draw:line><draw:line text:anchor-type="paragraph" draw:z-index="21" draw:name="Line 12" draw:style-name="gr7" draw:text-style-name="P3" svg:x1="17.046cm" svg:y1="6.23cm" svg:x2="15.035cm" svg:y2="9.114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5T18:56:28.883000000</meta:creation-date>
    <dc:date>2022-04-25T20:19:14.469000000</dc:date>
    <meta:editing-duration>PT1H1M36S</meta:editing-duration>
    <meta:editing-cycles>4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